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2f20" officeooo:paragraph-rsid="00042f20"/>
    </style:style>
    <style:style style:name="P2" style:family="paragraph" style:parent-style-name="Standard">
      <style:text-properties officeooo:rsid="000581a5" officeooo:paragraph-rsid="000581a5"/>
    </style:style>
    <style:style style:name="P3" style:family="paragraph" style:parent-style-name="Standard">
      <style:text-properties officeooo:rsid="000c3add" officeooo:paragraph-rsid="000c3add"/>
    </style:style>
    <style:style style:name="P4" style:family="paragraph" style:parent-style-name="Standard">
      <style:text-properties officeooo:rsid="0011834b" officeooo:paragraph-rsid="0011834b"/>
    </style:style>
    <style:style style:name="P5" style:family="paragraph" style:parent-style-name="Standard">
      <style:text-properties fo:font-weight="bold" officeooo:rsid="000c3add" officeooo:paragraph-rsid="000c3add" style:font-weight-asian="bold" style:font-weight-complex="bold"/>
    </style:style>
    <style:style style:name="P6" style:family="paragraph" style:parent-style-name="Standard">
      <style:text-properties fo:font-weight="bold" officeooo:rsid="000581a5" officeooo:paragraph-rsid="000581a5" style:font-weight-asian="bold" style:font-weight-complex="bold"/>
    </style:style>
    <style:style style:name="P7" style:family="paragraph" style:parent-style-name="Standard">
      <style:text-properties fo:font-weight="bold" officeooo:rsid="00042f20" officeooo:paragraph-rsid="00042f20" style:font-weight-asian="bold" style:font-weight-complex="bold"/>
    </style:style>
    <style:style style:name="P8" style:family="paragraph" style:parent-style-name="Standard">
      <style:text-properties fo:font-weight="bold" officeooo:rsid="0028662b" officeooo:paragraph-rsid="002b5731" style:font-weight-asian="bold" style:font-weight-complex="bold"/>
    </style:style>
    <style:style style:name="P9" style:family="paragraph" style:parent-style-name="Standard">
      <style:text-properties officeooo:rsid="00135a2f" officeooo:paragraph-rsid="00135a2f"/>
    </style:style>
    <style:style style:name="P10" style:family="paragraph" style:parent-style-name="Standard">
      <style:text-properties fo:font-size="22pt" fo:font-weight="bold" officeooo:rsid="00042f20" officeooo:paragraph-rsid="00042f20" style:font-size-asian="22pt" style:font-weight-asian="bold" style:font-size-complex="22pt" style:font-weight-complex="bold"/>
    </style:style>
    <style:style style:name="P11" style:family="paragraph" style:parent-style-name="Standard">
      <style:text-properties officeooo:rsid="0013ccdc" officeooo:paragraph-rsid="0013ccdc"/>
    </style:style>
    <style:style style:name="P12" style:family="paragraph" style:parent-style-name="Standard">
      <style:text-properties fo:font-style="italic" officeooo:rsid="0011834b" officeooo:paragraph-rsid="0011834b" style:font-style-asian="italic" style:font-style-complex="italic"/>
    </style:style>
    <style:style style:name="P13" style:family="paragraph" style:parent-style-name="Standard">
      <style:text-properties fo:font-style="italic" officeooo:rsid="00135a2f" officeooo:paragraph-rsid="00135a2f" style:font-style-asian="italic" style:font-style-complex="italic"/>
    </style:style>
    <style:style style:name="P14" style:family="paragraph" style:parent-style-name="Standard">
      <style:text-properties fo:font-style="italic" officeooo:rsid="0013ccdc" officeooo:paragraph-rsid="0013ccdc" style:font-style-asian="italic" style:font-style-complex="italic"/>
    </style:style>
    <style:style style:name="P15" style:family="paragraph" style:parent-style-name="Standard">
      <style:text-properties fo:font-style="italic" officeooo:rsid="0013ccdc" officeooo:paragraph-rsid="00158031" style:font-style-asian="italic" style:font-style-complex="italic"/>
    </style:style>
    <style:style style:name="P16" style:family="paragraph" style:parent-style-name="Standard">
      <style:text-properties fo:font-style="italic" officeooo:rsid="002b5731" officeooo:paragraph-rsid="002b5731" style:font-style-asian="italic" style:font-style-complex="italic"/>
    </style:style>
    <style:style style:name="P17" style:family="paragraph" style:parent-style-name="Standard">
      <style:text-properties fo:font-style="italic" officeooo:rsid="000818b3" officeooo:paragraph-rsid="0016938d" style:font-style-asian="italic" style:font-style-complex="italic"/>
    </style:style>
    <style:style style:name="P18" style:family="paragraph" style:parent-style-name="Standard">
      <style:text-properties officeooo:rsid="00167932" officeooo:paragraph-rsid="00167932"/>
    </style:style>
    <style:style style:name="P19" style:family="paragraph" style:parent-style-name="Standard">
      <style:text-properties style:text-line-through-style="none" style:text-line-through-type="none" officeooo:rsid="0011834b" officeooo:paragraph-rsid="0011834b"/>
    </style:style>
    <style:style style:name="P20" style:family="paragraph" style:parent-style-name="Standard">
      <style:text-properties officeooo:rsid="0016938d" officeooo:paragraph-rsid="0016938d"/>
    </style:style>
    <style:style style:name="P21" style:family="paragraph" style:parent-style-name="Standard">
      <style:text-properties officeooo:rsid="0016938d" officeooo:paragraph-rsid="00240c3a"/>
    </style:style>
    <style:style style:name="P22" style:family="paragraph" style:parent-style-name="Standard">
      <style:text-properties officeooo:rsid="00169c93" officeooo:paragraph-rsid="00169c93"/>
    </style:style>
    <style:style style:name="P23" style:family="paragraph" style:parent-style-name="Standard">
      <style:text-properties officeooo:rsid="00169c93" officeooo:paragraph-rsid="00240c3a"/>
    </style:style>
    <style:style style:name="P24" style:family="paragraph" style:parent-style-name="Standard">
      <style:text-properties officeooo:rsid="0019ec64" officeooo:paragraph-rsid="0019ec64"/>
    </style:style>
    <style:style style:name="P25" style:family="paragraph" style:parent-style-name="Standard">
      <style:text-properties officeooo:rsid="0019ec64" officeooo:paragraph-rsid="00240c3a"/>
    </style:style>
    <style:style style:name="P26" style:family="paragraph" style:parent-style-name="Standard">
      <style:text-properties officeooo:rsid="001cba9d" officeooo:paragraph-rsid="0019ec64"/>
    </style:style>
    <style:style style:name="P27" style:family="paragraph" style:parent-style-name="Standard">
      <style:text-properties officeooo:rsid="001cba9d" officeooo:paragraph-rsid="001cba9d"/>
    </style:style>
    <style:style style:name="P28" style:family="paragraph" style:parent-style-name="Standard">
      <style:text-properties officeooo:rsid="001cba9d" officeooo:paragraph-rsid="00240c3a"/>
    </style:style>
    <style:style style:name="P29" style:family="paragraph" style:parent-style-name="Standard">
      <style:text-properties officeooo:rsid="001e8fee" officeooo:paragraph-rsid="001e8fee"/>
    </style:style>
    <style:style style:name="P30" style:family="paragraph" style:parent-style-name="Standard">
      <style:text-properties officeooo:rsid="001e8fee" officeooo:paragraph-rsid="00240c3a"/>
    </style:style>
    <style:style style:name="P31" style:family="paragraph" style:parent-style-name="Standard">
      <style:text-properties officeooo:rsid="001f0b77" officeooo:paragraph-rsid="001f0b77"/>
    </style:style>
    <style:style style:name="P32" style:family="paragraph" style:parent-style-name="Standard">
      <style:text-properties officeooo:rsid="001f0b77" officeooo:paragraph-rsid="00240c3a"/>
    </style:style>
    <style:style style:name="P33" style:family="paragraph" style:parent-style-name="Standard">
      <style:text-properties officeooo:rsid="000818b3" officeooo:paragraph-rsid="0016938d"/>
    </style:style>
    <style:style style:name="P34" style:family="paragraph" style:parent-style-name="Standard">
      <style:text-properties officeooo:rsid="002b5731" officeooo:paragraph-rsid="002b5731"/>
    </style:style>
    <style:style style:name="P35" style:family="paragraph" style:parent-style-name="Standard">
      <style:text-properties fo:font-style="normal" officeooo:rsid="002cfdc9" officeooo:paragraph-rsid="002b5731" style:font-style-asian="normal" style:font-style-complex="normal"/>
    </style:style>
    <style:style style:name="P36" style:family="paragraph" style:parent-style-name="Standard">
      <style:text-properties officeooo:rsid="0030b9a3" officeooo:paragraph-rsid="0030b9a3"/>
    </style:style>
    <style:style style:name="T1" style:family="text">
      <style:text-properties officeooo:rsid="000581a5"/>
    </style:style>
    <style:style style:name="T2" style:family="text">
      <style:text-properties officeooo:rsid="000b20d9"/>
    </style:style>
    <style:style style:name="T3" style:family="text">
      <style:text-properties officeooo:rsid="0011834b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fo:font-style="italic" style:font-style-asian="italic" style:font-style-complex="italic"/>
    </style:style>
    <style:style style:name="T6" style:family="text">
      <style:text-properties officeooo:rsid="00135a2f"/>
    </style:style>
    <style:style style:name="T7" style:family="text">
      <style:text-properties officeooo:rsid="0013ccdc"/>
    </style:style>
    <style:style style:name="T8" style:family="text">
      <style:text-properties officeooo:rsid="00158031"/>
    </style:style>
    <style:style style:name="T9" style:family="text">
      <style:text-properties officeooo:rsid="00167932"/>
    </style:style>
    <style:style style:name="T10" style:family="text">
      <style:text-properties officeooo:rsid="001bafbb"/>
    </style:style>
    <style:style style:name="T11" style:family="text">
      <style:text-properties officeooo:rsid="001e8fee"/>
    </style:style>
    <style:style style:name="T12" style:family="text">
      <style:text-properties officeooo:rsid="00214d0d"/>
    </style:style>
    <style:style style:name="T13" style:family="text">
      <style:text-properties officeooo:rsid="00234b59"/>
    </style:style>
    <style:style style:name="T14" style:family="text">
      <style:text-properties officeooo:rsid="00240c3a"/>
    </style:style>
    <style:style style:name="T15" style:family="text">
      <style:text-properties officeooo:rsid="0024cd69"/>
    </style:style>
    <style:style style:name="T16" style:family="text">
      <style:text-properties officeooo:rsid="00268acb"/>
    </style:style>
    <style:style style:name="T17" style:family="text">
      <style:text-properties officeooo:rsid="0028662b"/>
    </style:style>
    <style:style style:name="T18" style:family="text">
      <style:text-properties officeooo:rsid="0029913c"/>
    </style:style>
    <style:style style:name="T19" style:family="text">
      <style:text-properties officeooo:rsid="002b5731"/>
    </style:style>
    <style:style style:name="T20" style:family="text">
      <style:text-properties officeooo:rsid="002cfdc9"/>
    </style:style>
    <style:style style:name="T21" style:family="text">
      <style:text-properties fo:font-style="normal" officeooo:rsid="002cfdc9" style:font-style-asian="normal" style:font-style-complex="normal"/>
    </style:style>
    <style:style style:name="T22" style:family="text">
      <style:text-properties officeooo:rsid="0030bc8b"/>
    </style:style>
    <style:style style:name="T23" style:family="text">
      <style:text-properties officeooo:rsid="00350252"/>
    </style:style>
    <style:style style:name="T24" style:family="text">
      <style:text-properties officeooo:rsid="0035be44"/>
    </style:style>
    <style:style style:name="T25" style:family="text">
      <style:text-properties officeooo:rsid="00361c44"/>
    </style:style>
    <style:style style:name="T26" style:family="text">
      <style:text-properties officeooo:rsid="003682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ker Manual</text:p>
      <text:p text:style-name="P1"/>
      <text:p text:style-name="P5">OS : <text:span text:style-name="T3">CentOS7</text:span> </text:p>
      <text:p text:style-name="P3"/>
      <text:p text:style-name="P6"><text:span text:style-name="T6">D</text:span>ocker <text:span text:style-name="T2">ins</text:span>tallation</text:p>
      <text:p text:style-name="P4"><text:s/>- 의존성 설치</text:p>
      <text:p text:style-name="P12">sudo yum install -y yum-utils<text:span text:style-name="T4"> device-mapper-persistent-data lvm2</text:span></text:p>
      <text:p text:style-name="P19"/>
      <text:p text:style-name="P19"><text:s/>- yum config manager를 통한 docker engine repo 추가</text:p>
      <text:p text:style-name="P4"><text:span text:style-name="T5">sudo yum-config-manager –add -repo </text:span><text:a xlink:type="simple" xlink:href="https://download.docker.com/linux/centos/docker-ce.repo" text:style-name="Internet_20_link" text:visited-style-name="Visited_20_Internet_20_Link"><text:span text:style-name="T5">https://download.docker.com/linux/centos/docker-ce.repo</text:span></text:a></text:p>
      <text:p text:style-name="P19"/>
      <text:p text:style-name="P2">- <text:span text:style-name="T3">docker engine community edition 설치</text:span></text:p>
      <text:p text:style-name="P12">sudo yum -y install docker-ce</text:p>
      <text:p text:style-name="P4"/>
      <text:p text:style-name="P4">- docker engine 시작 &amp; 자동 실행 설정</text:p>
      <text:p text:style-name="P12">sudo systemctl start docker</text:p>
      <text:p text:style-name="P12">sudo systemctl enable docker</text:p>
      <text:p text:style-name="P2"/>
      <text:p text:style-name="P7"><text:span text:style-name="T6">D</text:span>ocker hub</text:p>
      <text:p text:style-name="P9">Github과 같이 원격 저장소가 존재한다. 이곳에서 이미지를 찾고 다운로드 할 수 있다.</text:p>
      <text:p text:style-name="P13">sudo docker search [이미지 이름]</text:p>
      <text:p text:style-name="P13">sudo docker pull [이미지 이름]:[버전]</text:p>
      <text:p text:style-name="P1"/>
      <text:p text:style-name="P7"><text:span text:style-name="T6">D</text:span>ocker image<text:span text:style-name="T1">(PostgreSQL)</text:span></text:p>
      <text:p text:style-name="P9"><text:s/>- docker hub에서 이미지 받기</text:p>
      <text:p text:style-name="P13">sudo docker pull postgres:<text:span text:style-name="T22">11</text:span></text:p>
      <text:p text:style-name="P9">- 다운 받은 이미지 확인</text:p>
      <text:p text:style-name="P14">sudo docker images</text:p>
      <text:p text:style-name="P11">- docker 컨테이너 실행</text:p>
      <text:p text:style-name="P14">sudo docker run –dit -p 5432:5432 \</text:p>
      <text:p text:style-name="P14">-e POSTRES_PASSWORD=dms -e PGDATA=/data \</text:p>
      <text:p text:style-name="P15">--<text:span text:style-name="T8">mount</text:span> <text:span text:style-name="T8">type=bind,source=/dev/data,tartget=/data</text:span> <text:span text:style-name="T8">\</text:span></text:p>
      <text:p text:style-name="P15">--<text:span text:style-name="T23">restart=always </text:span>--name postgres postgres</text:p>
      <text:p text:style-name="P1"><text:s/><text:span text:style-name="T7">run : 이미지가 있으면 실행하고 없으면 자동으로 다운 받고 실행</text:span></text:p>
      <text:p text:style-name="P1"><text:s/>-<text:span text:style-name="T9">d : </text:span></text:p>
      <text:p text:style-name="P1"><text:s/>-<text:span text:style-name="T7">it : 컨테이너 내부에서 터미널 실행 가능</text:span></text:p>
      <text:p text:style-name="P1"><text:s/>-<text:span text:style-name="T7">p : 포트포워딩 [도커 호스트의 포트]:[컨테이너 내부 포트]</text:span></text:p>
      <text:p text:style-name="P1"><text:s/>--<text:span text:style-name="T9">mount : 호스트 디렉토리와 컨테이너 내부 디렉토리 마우트(데이터 영속성)</text:span></text:p>
      <text:p text:style-name="P1"><text:s/>-<text:span text:style-name="T7">e : </text:span></text:p>
      <text:p text:style-name="P1"><text:s/>- 컨테이너 내부 접속</text:p>
      <text:p text:style-name="P18">sudo docker exec -it postgres /bin/bash</text:p>
      <text:p text:style-name="P18"><text:s/>- PostgreSQL 접속</text:p>
      <text:p text:style-name="P18">psql -U postgres</text:p>
      <text:p text:style-name="P18"><text:s/>- “DMS” 데이터베이스 생성</text:p>
      <text:p text:style-name="P18">create database “DMS”;</text:p>
      <text:p text:style-name="P18"/>
      <text:p text:style-name="P1"/>
      <text:p text:style-name="P7"/>
      <text:p text:style-name="P7"/>
      <text:p text:style-name="P7"/>
      <text:p text:style-name="P7"><text:soft-page-break/><text:span text:style-name="T10">D</text:span>ocker <text:span text:style-name="T17">C</text:span>ontainer<text:span text:style-name="T1">(Web Server)</text:span></text:p>
      <text:p text:style-name="P20"><text:s/>- DMS Web Server</text:p>
      <text:p text:style-name="P20"><text:s/>DMS/<text:span text:style-name="T12">target이 있는</text:span> 디렉토리에 Dockerfile 작성</text:p>
      <text:p text:style-name="P22">FROM <text:span text:style-name="T13">openjdk:8-jdk-alpine</text:span></text:p>
      <text:p text:style-name="P24">ARG WAR_FILE =target/*.war</text:p>
      <text:p text:style-name="P24">RUN cd /home &amp;&amp; mkdir soomvi <text:s/>&amp;&amp; cd soomvi &amp;&amp; mkdir <text:span text:style-name="T11">DMS</text:span> &amp;&amp; cd <text:span text:style-name="T11">DMS</text:span> &amp;&amp; mkdir log</text:p>
      <text:p text:style-name="P24">WORKDIR /home/soomvi/<text:span text:style-name="T11">DMS</text:span></text:p>
      <text:p text:style-name="P24">COPY &amp;{WAR_FILE} <text:span text:style-name="T15">dms</text:span>.war</text:p>
      <text:p text:style-name="P36">COPY log /home/soomvi/DMS/log</text:p>
      <text:p text:style-name="P24">EXPOSE 8000</text:p>
      <text:p text:style-name="P24">ENTRYPOINT [“java”, “-Djava.security.egd=<text:a xlink:type="simple" xlink:href="../../../../dev/" text:style-name="Internet_20_link" text:visited-style-name="Visited_20_Internet_20_Link">file:/dev/</text:a> ./urandom”, “-jar”,”/home/soomvi/<text:span text:style-name="T11">DMS</text:span>/<text:span text:style-name="T11">dms</text:span>.war</text:p>
      <text:p text:style-name="P26"/>
      <text:p text:style-name="P27"><text:s/>해당 Dockerfile이 있는 디렉토리로 이동</text:p>
      <text:p text:style-name="P27">cd /home/soomvi/***</text:p>
      <text:p text:style-name="P27"/>
      <text:p text:style-name="P27"><text:s/>이미지 빌드<text:span text:style-name="T24">( 맨 뒤 “.” 표시)</text:span></text:p>
      <text:p text:style-name="P27">docker build -t dms .</text:p>
      <text:p text:style-name="P27"/>
      <text:p text:style-name="P29"><text:s/>컨테이너 생성 &amp; 실행</text:p>
      <text:p text:style-name="P29">docker ru<text:span text:style-name="T26">n</text:span> --name dms -p 80:80 -dit --restart=always --mount type=ㅠ<text:span text:style-name="T25">bind</text:span>,source=/home/soomvi/***/log,target=/home/soomvi/DMS/log dms /bin/bash</text:p>
      <text:p text:style-name="P20"/>
      <text:p text:style-name="P31"><text:s/>도커 실행 확인</text:p>
      <text:p text:style-name="P31">docker ps</text:p>
      <text:p text:style-name="P31"/>
      <text:p text:style-name="P31"/>
      <text:p text:style-name="P31"><text:s/>- <text:span text:style-name="T14">CCS Web Server</text:span></text:p>
      <text:p text:style-name="P21"><text:span text:style-name="T14"><text:s/>CCS</text:span>/<text:span text:style-name="T12">target</text:span> 디렉토리에 Dockerfile 작성</text:p>
      <text:p text:style-name="P23">FROM <text:span text:style-name="T13">openjdk:8-jdk-alpine</text:span></text:p>
      <text:p text:style-name="P25">ARG WAR_FILE =target/*.war</text:p>
      <text:p text:style-name="P25">RUN cd /home &amp;&amp; mkdir soomvi <text:s/>&amp;&amp; cd soomvi &amp;&amp; mkdir <text:span text:style-name="T14">CCS</text:span> &amp;&amp; cd <text:span text:style-name="T14">CCS</text:span> &amp;&amp; mkdir log</text:p>
      <text:p text:style-name="P25">WORKDIR /home/soomvi/<text:span text:style-name="T14">CCS</text:span></text:p>
      <text:p text:style-name="P25">COPY &amp;{WAR_FILE} <text:span text:style-name="T15">ccs</text:span>.war</text:p>
      <text:p text:style-name="P25">EXPOSE 8000</text:p>
      <text:p text:style-name="P25">ENTRYPOINT [“java”, “-Djava.security.egd=<text:a xlink:type="simple" xlink:href="../../../../dev/" text:style-name="Internet_20_link" text:visited-style-name="Visited_20_Internet_20_Link">file:/dev/</text:a> ./urandom”, “-jar”,”/home/soomvi/<text:span text:style-name="T14">CCS</text:span>/<text:span text:style-name="T14">ccs</text:span>.war</text:p>
      <text:p text:style-name="P28"/>
      <text:p text:style-name="P28"><text:s/>해당 Dockerfile이 있는 디렉토리로 이동</text:p>
      <text:p text:style-name="P28">cd /home/soomvi/***</text:p>
      <text:p text:style-name="P28"/>
      <text:p text:style-name="P28"><text:s/>이미지 빌드</text:p>
      <text:p text:style-name="P28">docker build -t <text:span text:style-name="T16">ccs</text:span> .</text:p>
      <text:p text:style-name="P28"/>
      <text:p text:style-name="P30"><text:s/>컨테이너 생성 &amp; 실행</text:p>
      <text:p text:style-name="P30">docker rum --name <text:span text:style-name="T16">ccs</text:span> -p 80:80 -dit --restart=always --mount type=volume,source=/home/soomvi/***/log,target=/home/soomvi/<text:span text:style-name="T16">CCS</text:span>/log <text:span text:style-name="T16">ccs</text:span> /bin/bash</text:p>
      <text:p text:style-name="P21"/>
      <text:p text:style-name="P32"><text:s/>도커 실행 확인</text:p>
      <text:p text:style-name="P32">docker ps</text:p>
      <text:p text:style-name="P31"/>
      <text:p text:style-name="P8"><text:soft-page-break/><text:s/></text:p>
      <text:p text:style-name="P8"><text:span text:style-name="T18">Docker Container(</text:span>Agent<text:span text:style-name="T18">)</text:span></text:p>
      <text:p text:style-name="P20"><text:s/><text:span text:style-name="T19">Agent 디렉토리에 Dockerfile 작성</text:span></text:p>
      <text:p text:style-name="P16">FROM centos:7</text:p>
      <text:p text:style-name="P16">RUN yum -y update &amp;&amp; yum install -y wget &amp;&amp; \</text:p>
      <text:p text:style-name="P16"><text:s text:c="3"/>wget https://repo.anaconda.com/archive/Anaconda3-2019.10-Linux-x86_64.sh</text:p>
      <text:p text:style-name="P16"><text:s text:c="3"/>#chmod +x Anaconda3-2019.10-Linux-x86_64.sh &amp;&amp; \</text:p>
      <text:p text:style-name="P16"><text:s text:c="3"/>#sh ./Anaconda3-2019.10-Linux-x86_64.sh &amp;&amp; \</text:p>
      <text:p text:style-name="P16"><text:s text:c="3"/>#conda create --name mavagent python=3.7 &amp;&amp; \</text:p>
      <text:p text:style-name="P16"><text:s text:c="3"/>#conda activate mavagent</text:p>
      <text:p text:style-name="P17">COPY ./requirements.txt /home/agent/requirements.txt &amp;&amp; \</text:p>
      <text:p text:style-name="P17"><text:s text:c="3"/>./com /home/agent/com &amp;&amp; \</text:p>
      <text:p text:style-name="P17"><text:s text:c="3"/>./script /home/agent/script &amp;&amp; \</text:p>
      <text:p text:style-name="P17"><text:s text:c="3"/>./common.py /home/agent/common.py &amp;&amp; \</text:p>
      <text:p text:style-name="P17"><text:s text:c="3"/>./receiver.py /home/agent/receiver.py &amp;&amp; \</text:p>
      <text:p text:style-name="P17"><text:s text:c="3"/>./rest_api.py /home/agent/rest_api.py &amp;&amp; \</text:p>
      <text:p text:style-name="P17"><text:s text:c="3"/>./sent2server.py /home/agent/sent2server.py &amp;&amp; /</text:p>
      <text:p text:style-name="P17"><text:s text:c="3"/>./sender.py /home/agent/sender.py</text:p>
      <text:p text:style-name="P33"/>
      <text:p text:style-name="P34">Dokerfile이 있는 디렉토리 이동 &amp; Agent 이미지 빌드</text:p>
      <text:p text:style-name="P34">cd </text:p>
      <text:p text:style-name="P34">docker build -t agent .</text:p>
      <text:p text:style-name="P34"/>
      <text:p text:style-name="P34">Agent 컨테이너 생성 &amp; 실행</text:p>
      <text:p text:style-name="P34">docker run --name agent -p 5000:5000 -dit --<text:span text:style-name="T20">restart=always</text:span> --mount type=volume,source= <text:span text:style-name="T21">/home/***/script/agent,target=/home/soomvi/agent/log agent /bin/bash</text:span></text:p>
      <text:p text:style-name="P3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2:29:42.912863838</meta:creation-date>
    <dc:date>2020-03-30T18:54:30.214522730</dc:date>
    <meta:editing-duration>PT4H54M8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3" meta:paragraph-count="97" meta:word-count="681" meta:character-count="3254" meta:non-whitespace-character-count="2827"/>
  </office:meta>
</office:document-meta>
</file>